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ad8a7" officeooo:paragraph-rsid="001ad8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is a test docum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0T12:45:32.024420659</meta:creation-date>
    <dc:date>2021-06-20T12:46:39.011555079</dc:date>
    <meta:editing-duration>PT1M13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7.1.3.2$Linux_X86_64 LibreOffice_project/10$Build-2</meta:generator>
  </office:meta>
</office:document-meta>
</file>